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2pt"/>
    </style:style>
    <style:style style:name="P5" style:family="paragraph">
      <style:paragraph-properties fo:margin-left="0cm" fo:margin-right="0cm" fo:text-align="center" fo:text-indent="0cm"/>
      <style:text-properties fo:font-size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/>
    </style:style>
    <style:style style:name="T3" style:family="text">
      <style:text-properties fo:font-size="11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3.429cm" svg:height="1.016cm" svg:x="5.588cm" svg:y="2.328cm">
          <text:p/>
        </draw:rect>
        <draw:rect draw:style-name="gr2" draw:text-style-name="P2" draw:layer="layout" svg:width="3.048cm" svg:height="2.286cm" svg:x="10.922cm" svg:y="1.058cm">
          <text:p/>
        </draw:rect>
        <draw:rect draw:style-name="gr1" draw:text-style-name="P1" draw:layer="layout" svg:width="3.429cm" svg:height="1.016cm" svg:x="5.334cm" svg:y="2.582cm">
          <text:p text:style-name="P3"><text:span text:style-name="T1">message channels</text:span></text:p>
          <text:p text:style-name="P3"><text:span text:style-name="T1">(shared memory)</text:span></text:p>
        </draw:rect>
        <draw:rect draw:style-name="gr1" draw:text-style-name="P4" draw:layer="layout" svg:width="3.048cm" svg:height="1.127cm" svg:x="10.668cm" svg:y="1.312cm">
          <text:p text:style-name="P3"><text:span text:style-name="T2">application</text:span></text:p>
        </draw:rect>
        <draw:rect draw:style-name="gr1" draw:text-style-name="P4" draw:layer="layout" svg:width="2.794cm" svg:height="2.286cm" svg:x="0.889cm" svg:y="1.312cm">
          <text:p text:style-name="P3"><text:span text:style-name="T2">BOINC</text:span></text:p>
          <text:p text:style-name="P3"><text:span text:style-name="T2">client</text:span></text:p>
        </draw:rect>
        <draw:rect draw:style-name="gr1" draw:text-style-name="P5" draw:layer="layout" svg:width="3.048cm" svg:height="1.127cm" svg:x="10.668cm" svg:y="2.439cm">
          <text:p text:style-name="P3"><text:span text:style-name="T3">runtime library</text:span></text:p>
        </draw:rect>
        <draw:custom-shape draw:style-name="gr3" draw:text-style-name="P2" draw:layer="layout" svg:width="1.524cm" svg:height="0.508cm" svg:x="3.683cm" svg:y="2.7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2" draw:layer="layout" svg:width="1.524cm" svg:height="0.508cm" svg:x="9.144cm" svg:y="2.70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23.737cm" fo:margin-left="0.635cm" fo:margin-right="5.78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David Anderson</meta:initial-creator>
    <meta:creation-date>2006-03-13T13:01:42</meta:creation-date>
    <dc:creator>David Anderson</dc:creator>
    <dc:date>2008-06-09T10:24:42</dc:date>
    <dc:language>en-US</dc:language>
    <meta:editing-cycles>7</meta:editing-cycles>
    <meta:editing-duration>PT10H24M32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